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4" draw:layer="layout" svg:width="6cm" svg:height="3.5cm" svg:x="2cm" svg:y="2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6cm" svg:height="3.5cm" svg:x="19cm" svg:y="4cm">
          <text:p text:style-name="P1">Begegnungen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6cm" svg:height="3.5cm" svg:x="19cm" svg:y="13.5cm">
          <text:p text:style-name="P1">Mannschaften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6cm" svg:height="3.5cm" svg:x="8.5cm" svg:y="9.5cm">
          <text:p text:style-name="P1">Tipp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22cm" svg:y1="7.5cm" svg:x2="22cm" svg:y2="13.5cm" draw:start-shape="id1" draw:start-glue-point="2" draw:end-shape="id2" draw:end-glue-point="0" svg:d="m22000 7500v501 4998 501">
          <text:p/>
        </draw:connector>
        <draw:connector draw:style-name="gr2" draw:text-style-name="P1" draw:layer="layout" draw:type="lines" svg:x1="14.5cm" svg:y1="11.25cm" svg:x2="19cm" svg:y2="5.75cm" draw:start-shape="id3" draw:start-glue-point="1" draw:end-shape="id1" draw:end-glue-point="3" svg:d="m14500 11250h501l3498-5500h501">
          <text:p/>
        </draw:connector>
        <draw:connector draw:style-name="gr2" draw:text-style-name="P1" draw:layer="layout" draw:type="lines" svg:x1="5cm" svg:y1="5.5cm" svg:x2="11.5cm" svg:y2="9.5cm" draw:start-shape="id4" draw:start-glue-point="2" draw:end-shape="id3" draw:end-glue-point="0" svg:d="m5000 5500v501l6500 2998v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erkur </meta:initial-creator>
    <meta:creation-date>2010-06-03T17:05:32</meta:creation-date>
    <dc:date>2010-06-03T17:13:59</dc:date>
    <dc:creator>merkur </dc:creator>
    <meta:editing-duration>PT00H08M33S</meta:editing-duration>
    <meta:editing-cycles>1</meta:editing-cycles>
    <meta:document-statistic meta:object-count="7"/>
    <meta:generator>OpenOffice.org/3.2$Linux OpenOffice.org_project/320m12$Build-9483</meta:generator>
  </office:meta>
</office:document-meta>
</file>